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9mm"/>
    </style:style>
    <style:style style:name="co2" style:family="table-column">
      <style:table-column-properties fo:break-before="auto" style:column-width="65.67mm"/>
    </style:style>
    <style:style style:name="co3" style:family="table-column">
      <style:table-column-properties fo:break-before="auto" style:column-width="64.31mm"/>
    </style:style>
    <style:style style:name="co4" style:family="table-column">
      <style:table-column-properties fo:break-before="auto" style:column-width="17.36mm"/>
    </style:style>
    <style:style style:name="co5" style:family="table-column">
      <style:table-column-properties fo:break-before="auto" style:column-width="134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top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121">
      <style:table-cell-properties fo:background-color="#000000" style:text-align-source="fix" style:repeat-content="false" style:vertical-align="top"/>
      <style:paragraph-properties fo:text-align="end" fo:margin-left="0mm"/>
      <style:text-properties fo:color="#ffff00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 style:vertical-align="top"/>
      <style:paragraph-properties fo:text-align="end" fo:margin-left="0mm"/>
      <style:text-properties fo:color="#ffff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00"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9" style:family="table-cell" style:parent-style-name="Default">
      <style:table-cell-properties fo:background-color="#000000"/>
      <style:text-properties fo:color="#ffff00" fo:font-weight="bold" style:font-weight-asian="bold" style:font-weight-complex="bold"/>
    </style:style>
  </office:automatic-styles>
  <office:body>
    <office:spreadsheet>
      <table:table table:name="gloss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adopted term</text:p>
          </table:table-cell>
          <table:table-cell table:style-name="ce1" office:value-type="string" calcext:value-type="string">
            <text:p>EN-US term</text:p>
          </table:table-cell>
          <table:table-cell table:style-name="ce1" office:value-type="string" calcext:value-type="string">
            <text:p>PT-BR term</text:p>
          </table:table-cell>
          <table:table-cell table:style-name="ce3" office:value-type="string" calcext:value-type="string">
            <text:p>chapter</text:p>
          </table:table-cell>
          <table:table-cell table:style-name="ce5" office:value-type="string" calcext:value-type="string">
            <text:p>order</text:p>
          </table:table-cell>
          <table:table-cell table:style-name="ce7" office:value-type="string" calcext:value-type="string">
            <text:p>EN-US definition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``assert``, instrução</text:p>
          </table:table-cell>
          <table:table-cell office:value-type="string" calcext:value-type="string">
            <text:p>``assert`` statement</text:p>
          </table:table-cell>
          <table:table-cell office:value-type="string" calcext:value-type="string">
            <text:p>instrução ``assert``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tatement that check a condition and raises an exception if it fail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`global``, declaração</text:p>
          </table:table-cell>
          <table:table-cell office:value-type="string" calcext:value-type="string">
            <text:p>``global`` statement</text:p>
          </table:table-cell>
          <table:table-cell office:value-type="string" calcext:value-type="string">
            <text:p>declaração ``global``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 statement that declares a variable name glob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`import``, instrução</text:p>
          </table:table-cell>
          <table:table-cell office:value-type="string" calcext:value-type="string">
            <text:p>``import`` statement</text:p>
          </table:table-cell>
          <table:table-cell office:value-type="string" calcext:value-type="string">
            <text:p>instrução ``import``</text:p>
          </table:table-cell>
          <table:table-cell office:value-type="float" office:value="3" calcext:value-type="float">
            <text:p>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statement that reads a module file and creates a module object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``None``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special value returned by void functio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`print``, instrução</text:p>
          </table:table-cell>
          <table:table-cell office:value-type="string" calcext:value-type="string">
            <text:p>``print`` statement</text:p>
          </table:table-cell>
          <table:table-cell office:value-type="string" calcext:value-type="string">
            <text:p>instrução ``print``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instruction that causes the Python interpreter to display a value on the scree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`raise``, instrução</text:p>
          </table:table-cell>
          <table:table-cell office:value-type="string" calcext:value-type="string">
            <text:p>``raise`` statement</text:p>
          </table:table-cell>
          <table:table-cell office:value-type="string" calcext:value-type="string">
            <text:p>instrução ``raise``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statement that (deliberately) raises an excep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`return``, instrução</text:p>
          </table:table-cell>
          <table:table-cell office:value-type="string" calcext:value-type="string">
            <text:p>``return`` statement</text:p>
          </table:table-cell>
          <table:table-cell office:value-type="string" calcext:value-type="string">
            <text:p>instrução ``return``</text:p>
          </table:table-cell>
          <table:table-cell office:value-type="float" office:value="5" calcext:value-type="float">
            <text:p>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statement that causes a function to end immediately and return to the call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umulador</text:p>
          </table:table-cell>
          <table:table-cell office:value-type="string" calcext:value-type="string">
            <text:p>accumulator</text:p>
          </table:table-cell>
          <table:table-cell office:value-type="string" calcext:value-type="string">
            <text:p>acumulado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variable used in a loop to add up or accumulate a resul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algoritmo</text:p>
          </table:table-cell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general process for solving a category of problems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liasing</text:p>
          </table:table-cell>
          <table:table-cell office:value-type="string" calcext:value-type="string">
            <text:p>“apelidamento”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circumstance where two or more variables refer to the same obj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sar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analisar</text:p>
          </table:table-cell>
          <table:table-cell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 examine a program and analyze the syntactic structur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álise de algoritmos</text:p>
          </table:table-cell>
          <table:table-cell office:value-type="string" calcext:value-type="string">
            <text:p>analysis of algorithms</text:p>
          </table:table-cell>
          <table:table-cell office:value-type="string" calcext:value-type="string">
            <text:p>análise de algoritmo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way to compare algorithms in terms of their run time and/or space requirem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gumento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argumento</text:p>
          </table:table-cell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value provided to a function when the function is called. This value is assigned to the corresponding parameter in the func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umento nomeado</text:p>
          </table:table-cell>
          <table:table-cell office:value-type="string" calcext:value-type="string">
            <text:p>keyword argument</text:p>
          </table:table-cell>
          <table:table-cell office:value-type="string" calcext:value-type="string">
            <text:p>argumento nomeado</text:p>
          </table:table-cell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argument that includes the name of the parameter as a “keyword”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umento opcional</text:p>
          </table:table-cell>
          <table:table-cell office:value-type="string" calcext:value-type="string">
            <text:p>optional argument</text:p>
          </table:table-cell>
          <table:table-cell office:value-type="string" calcext:value-type="string">
            <text:p>argumento opcional</text:p>
          </table:table-cell>
          <table:table-cell office:value-type="float" office:value="8" calcext:value-type="float">
            <text:p>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function or method argument that is not requi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gumento posicional</text:p>
          </table:table-cell>
          <table:table-cell office:value-type="string" calcext:value-type="string">
            <text:p>positional argument</text:p>
          </table:table-cell>
          <table:table-cell office:value-type="string" calcext:value-type="string">
            <text:p>argumento posicion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argument that does not include a parameter name, so it is not a keyword argu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quivo-texto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arquivo-texto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equence of characters stored in permanent storage like a hard dri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sinatur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assinatura, interface</text:p>
          </table:table-cell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description of how to use a function, including the name and descriptions of the arguments and return valu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ribuição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tribuição</text:p>
          </table:table-cell>
          <table:table-cell office:value-type="float" office:value="2" calcext:value-type="float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tatement that assigns a value to a variabl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ribuição combinada</text:p>
          </table:table-cell>
          <table:table-cell office:value-type="string" calcext:value-type="string">
            <text:p>augmented assignment</text:p>
          </table:table-cell>
          <table:table-cell office:value-type="string" calcext:value-type="string">
            <text:p>atribuição combinad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atement that updates the value of a variable using an operator like ``+=``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ribu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ributo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named values associated with an obj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ributo de classe</text:p>
          </table:table-cell>
          <table:table-cell office:value-type="string" calcext:value-type="string">
            <text:p>class attribute</text:p>
          </table:table-cell>
          <table:table-cell office:value-type="string" calcext:value-type="string">
            <text:p>atributo de clas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ttribute associated with a class object. Class attributes are defined inside a class definition but outside any metho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ributo de instância</text:p>
          </table:table-cell>
          <table:table-cell office:value-type="string" calcext:value-type="string">
            <text:p>instance attribute</text:p>
          </table:table-cell>
          <table:table-cell office:value-type="string" calcext:value-type="string">
            <text:p>atributo de instânci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attribute associated with an instance of a clas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ualização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tualização</text:p>
          </table:table-cell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ssignment where the new value of the variable depends on the o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aliar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avaliar</text:p>
          </table:table-cell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 simplify an expression by performing the operations in order to yield a single val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nco de dado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anco de dado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file whose contents are organized like a dictionary with keys that correspond to values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 error in a prog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</text:p>
          </table:table-cell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pattern of traversal that stops when it finds what it is looking fo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busca, pesquisa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ictionary operation that takes a key and finds the corresponding val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sca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problem of locating an element of a collection (like a list or dictionary) or determining that it is not pres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ca invertida</text:p>
          </table:table-cell>
          <table:table-cell office:value-type="string" calcext:value-type="string">
            <text:p>reverse lookup</text:p>
          </table:table-cell>
          <table:table-cell office:value-type="string" calcext:value-type="string">
            <text:p>busca invertid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dictionary operation that takes a value and finds one or more keys that map to i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beçalho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abeçalho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first line of a function defini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nh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aminho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tring that identifies a fil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nho absoluto</text:p>
          </table:table-cell>
          <table:table-cell office:value-type="string" calcext:value-type="string">
            <text:p>absolute path</text:p>
          </table:table-cell>
          <table:table-cell office:value-type="string" calcext:value-type="string">
            <text:p>caminho absoluto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path that starts from the topmost directory in the file syste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nho relativo</text:p>
          </table:table-cell>
          <table:table-cell office:value-type="string" calcext:value-type="string">
            <text:p>relative path</text:p>
          </table:table-cell>
          <table:table-cell office:value-type="string" calcext:value-type="string">
            <text:p>caminho relativo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ath that starts from the current directo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pturar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ptura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 prevent an exception from terminating a program using the try and except statem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dinalidade</text:p>
          </table:table-cell>
          <table:table-cell office:value-type="string" calcext:value-type="string">
            <text:p>multiplicity</text:p>
          </table:table-cell>
          <table:table-cell office:value-type="string" calcext:value-type="string">
            <text:p>cardinalidade, multiplicidadad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notation in a class diagram that shows, for a HAS-A relationship, how many references there are to instances of another clas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 base</text:p>
          </table:table-cell>
          <table:table-cell office:value-type="string" calcext:value-type="string">
            <text:p>base case</text:p>
          </table:table-cell>
          <table:table-cell office:value-type="string" calcext:value-type="string">
            <text:p>caso base</text:p>
          </table:table-cell>
          <table:table-cell office:value-type="float" office:value="5" calcext:value-type="float">
            <text:p>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conditional branch in a recursive function that does not make a recursive cal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 especial</text:p>
          </table:table-cell>
          <table:table-cell office:value-type="string" calcext:value-type="string">
            <text:p>special case</text:p>
          </table:table-cell>
          <table:table-cell office:value-type="string" calcext:value-type="string">
            <text:p>caso especial</text:p>
          </table:table-cell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test case that is atypical or non-obvious (and less likely to be handled correctly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mada de função</text:p>
          </table:table-cell>
          <table:table-cell office:value-type="string" calcext:value-type="string">
            <text:p>function call</text:p>
          </table:table-cell>
          <table:table-cell office:value-type="string" calcext:value-type="string">
            <text:p>chamada de função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tatement that runs a function. It consists of the function name followed by an argument list in parenthes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av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object that appears in a dictionary as the first part of a key-value pai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rogrammer-defined type. A class definition creates a new class obj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 base</text:p>
          </table:table-cell>
          <table:table-cell office:value-type="string" calcext:value-type="string">
            <text:p>parent class</text:p>
          </table:table-cell>
          <table:table-cell office:value-type="string" calcext:value-type="string">
            <text:p>classe base, superclass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lass from which a child class inheri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 derivada</text:p>
          </table:table-cell>
          <table:table-cell office:value-type="string" calcext:value-type="string">
            <text:p>child class</text:p>
          </table:table-cell>
          <table:table-cell office:value-type="string" calcext:value-type="string">
            <text:p>classe derivada, subclass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new class created by inheriting from an existing class; also called a “subclass”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dificar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dific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represent one set of values using another set of values by constructing a mapping between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ódigo morto</text:p>
          </table:table-cell>
          <table:table-cell office:value-type="string" calcext:value-type="string">
            <text:p>dead code</text:p>
          </table:table-cell>
          <table:table-cell office:value-type="string" calcext:value-type="string">
            <text:p>código morto</text:p>
          </table:table-cell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a program that can never run, often because it appears after a return state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ódigo provisório</text:p>
          </table:table-cell>
          <table:table-cell office:value-type="string" calcext:value-type="string">
            <text:p>scaffolding</text:p>
          </table:table-cell>
          <table:table-cell office:value-type="string" calcext:value-type="string">
            <text:p>“andaime”, código provisório</text:p>
          </table:table-cell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that is used during program development but is not part of the final vers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ódigo provisório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fatia</text:p>
          </table:table-cell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part of a string specified by a range of indic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entári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ário</text:p>
          </table:table-cell>
          <table:table-cell office:value-type="float" office:value="2" calcext:value-type="float">
            <text:p>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ormation in a program that is meant for other programmers (or anyone reading the source code) and has no effect on the execution of the progr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ção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composição</text:p>
          </table:table-cell>
          <table:table-cell office:value-type="float" office:value="3" calcext:value-type="float">
            <text:p>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ing an expression as part of a larger expression, or a statement as part of a larger state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atenar</text:p>
          </table:table-cell>
          <table:table-cell office:value-type="string" calcext:value-type="string">
            <text:p>concatenate</text:p>
          </table:table-cell>
          <table:table-cell office:value-type="string" calcext:value-type="string">
            <text:p>concatenar</text:p>
          </table:table-cell>
          <table:table-cell office:value-type="float" office:value="2" calcext:value-type="float">
            <text:p>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 join two operands end-to-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dição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ção</text:p>
          </table:table-cell>
          <table:table-cell office:value-type="float" office:value="5" calcext:value-type="float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boolean expression in a conditional statement that determines which branch run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dicional aninhado</text:p>
          </table:table-cell>
          <table:table-cell office:value-type="string" calcext:value-type="string">
            <text:p>nested conditional</text:p>
          </table:table-cell>
          <table:table-cell office:value-type="string" calcext:value-type="string">
            <text:p>condicional aninhado</text:p>
          </table:table-cell>
          <table:table-cell office:value-type="float" office:value="5" calcext:value-type="float">
            <text:p>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conditional statement that appears in one of the branches of another conditional state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icional encadeado</text:p>
          </table:table-cell>
          <table:table-cell office:value-type="string" calcext:value-type="string">
            <text:p>chained conditional</text:p>
          </table:table-cell>
          <table:table-cell office:value-type="string" calcext:value-type="string">
            <text:p>condicional encadeado</text:p>
          </table:table-cell>
          <table:table-cell office:value-type="float" office:value="5" calcext:value-type="float">
            <text:p>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conditional statement with a series of alternative branch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ntador</text:p>
          </table:table-cell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variable used to count something, usually initialized to zero and then incremen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ópia profunda</text:p>
          </table:table-cell>
          <table:table-cell office:value-type="string" calcext:value-type="string">
            <text:p>deep copy</text:p>
          </table:table-cell>
          <table:table-cell office:value-type="string" calcext:value-type="string">
            <text:p>cópia profun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 copy the contents of an object as well as any embedded objects, and any objects embedded in them, and so on; implemented by the deepcopy function in the copy modu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ópia rasa</text:p>
          </table:table-cell>
          <table:table-cell office:value-type="string" calcext:value-type="string">
            <text:p>shallow copy</text:p>
          </table:table-cell>
          <table:table-cell office:value-type="string" calcext:value-type="string">
            <text:p>cópia ras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 copy the contents of an object, including any references to embedded objects; implemented by the copy function in the copy modul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po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equence of statements inside a function defini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laração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declaração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statement like global that tells the interpreter something about a variabl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rementar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decrementar</text:p>
          </table:table-cell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update that decreases the value of a variab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inição de função</text:p>
          </table:table-cell>
          <table:table-cell office:value-type="string" calcext:value-type="string">
            <text:p>function definition</text:p>
          </table:table-cell>
          <table:table-cell office:value-type="string" calcext:value-type="string">
            <text:p>definição de função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tatement that creates a new function, specifying its name, parameters, and the statements it contai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imitador</text:p>
          </table:table-cell>
          <table:table-cell office:value-type="string" calcext:value-type="string">
            <text:p>delimiter</text:p>
          </table:table-cell>
          <table:table-cell office:value-type="string" calcext:value-type="string">
            <text:p>delimitado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character or string used to indicate where a string should be spl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pendência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dependênci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relationship between two classes where instances of one class use instances of the other class, but do not store them as attribut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uração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puração</text:p>
          </table:table-cell>
          <table:table-cell office:value-type="float" office:value="1" calcext:value-type="float">
            <text:p>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process of finding and correcting bug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puração com patinho de borracha</text:p>
          </table:table-cell>
          <table:table-cell office:value-type="string" calcext:value-type="string">
            <text:p>rubber duck debugging</text:p>
          </table:table-cell>
          <table:table-cell office:value-type="string" calcext:value-type="string">
            <text:p>depuração com patinho de borrach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ugging by explaining your problem to an inanimate object such as a rubber duck. Articulating the problem can help you solve it, even if the rubber duck doesn’t know Pyth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sempacotamento de tupla</text:p>
          </table:table-cell>
          <table:table-cell office:value-type="string" calcext:value-type="string">
            <text:p>tuple assignment</text:p>
          </table:table-cell>
          <table:table-cell office:value-type="string" calcext:value-type="string">
            <text:p>desempacotamento de tupl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ssignment with a sequence on the right side and a tuple of variables on the left. The right side is evaluated and then its elements are assigned to the variables on the lef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envolvimento incremental</text:p>
          </table:table-cell>
          <table:table-cell office:value-type="string" calcext:value-type="string">
            <text:p>incremental development</text:p>
          </table:table-cell>
          <table:table-cell office:value-type="string" calcext:value-type="string">
            <text:p>desenvolvimento incremental</text:p>
          </table:table-cell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rogram development plan intended to avoid debugging by adding and testing only a small amount of code at a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envolvimento planejado</text:p>
          </table:table-cell>
          <table:table-cell office:value-type="string" calcext:value-type="string">
            <text:p>designed development</text:p>
          </table:table-cell>
          <table:table-cell office:value-type="string" calcext:value-type="string">
            <text:p>desenvolvimento planejad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velopment plan that involves high-level insight into the problem and more planning than incremental development or prototype develop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pacho por tipo</text:p>
          </table:table-cell>
          <table:table-cell office:value-type="string" calcext:value-type="string">
            <text:p>type-based dispatch</text:p>
          </table:table-cell>
          <table:table-cell office:value-type="string" calcext:value-type="string">
            <text:p>despacho por tipo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programming pattern that checks the type of an operand and invokes different functions for different typ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vi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esvio</text:p>
          </table:table-cell>
          <table:table-cell office:value-type="float" office:value="5" calcext:value-type="float">
            <text:p>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e of the alternative sequences of statements in a conditional state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terminístico</text:p>
          </table:table-cell>
          <table:table-cell office:value-type="string" calcext:value-type="string">
            <text:p>deterministic</text:p>
          </table:table-cell>
          <table:table-cell office:value-type="string" calcext:value-type="string">
            <text:p>determinístic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aining to a program that does the same thing each time it runs, given the same inpu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grama de chamadas</text:p>
          </table:table-cell>
          <table:table-cell office:value-type="string" calcext:value-type="string">
            <text:p>call graph</text:p>
          </table:table-cell>
          <table:table-cell office:value-type="string" calcext:value-type="string">
            <text:p>diagrama de chamada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diagram that shows every frame created during the execution of a program, with an arrow from each caller to each calle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grama de classe</text:p>
          </table:table-cell>
          <table:table-cell office:value-type="string" calcext:value-type="string">
            <text:p>class diagram</text:p>
          </table:table-cell>
          <table:table-cell office:value-type="string" calcext:value-type="string">
            <text:p>diagrama de classe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iagram that shows the classes in a program and the relationships between the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grama de estado</text:p>
          </table:table-cell>
          <table:table-cell office:value-type="string" calcext:value-type="string">
            <text:p>state diagram</text:p>
          </table:table-cell>
          <table:table-cell office:value-type="string" calcext:value-type="string">
            <text:p>diagrama de estado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graphical representation of a set of variables and the values they refer t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grama de objetos</text:p>
          </table:table-cell>
          <table:table-cell office:value-type="string" calcext:value-type="string">
            <text:p>object diagram</text:p>
          </table:table-cell>
          <table:table-cell office:value-type="string" calcext:value-type="string">
            <text:p>diagrama de objeto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diagram that shows objects, their attributes, and the values of the attribut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grama de pilha</text:p>
          </table:table-cell>
          <table:table-cell office:value-type="string" calcext:value-type="string">
            <text:p>stack diagram</text:p>
          </table:table-cell>
          <table:table-cell office:value-type="string" calcext:value-type="string">
            <text:p>diagrama de pilha</text:p>
          </table:table-cell>
          <table:table-cell office:value-type="float" office:value="3" calcext:value-type="float">
            <text:p>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graphical representation of a stack of functions, their variables, and the values they refer t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ionário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dicionári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pping from keys to their corresponding valu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tório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diretóri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named collection of files, also called a fold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visão pelo piso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divisão pelo piso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operator, denoted //, that divides two numbers and rounds down (toward zero) to an integer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docstring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tring that appears at the top of a function definition to document the function’s interfa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lemen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values in a list (or other sequence), also called item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apsulamento</text:p>
          </table:table-cell>
          <table:table-cell office:value-type="string" calcext:value-type="string">
            <text:p>encapsulation</text:p>
          </table:table-cell>
          <table:table-cell office:value-type="string" calcext:value-type="string">
            <text:p>encapsulamento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ocess of transforming a sequence of statements into a function defini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capsulamento de dados</text:p>
          </table:table-cell>
          <table:table-cell office:value-type="string" calcext:value-type="string">
            <text:p>data encapsulation</text:p>
          </table:table-cell>
          <table:table-cell office:value-type="string" calcext:value-type="string">
            <text:p>encapsulamento de dado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program development plan that involves a prototype using global variables and a final version that makes the global variables into instance attribut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valen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equivalente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ving the same val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 semântico</text:p>
          </table:table-cell>
          <table:table-cell office:value-type="string" calcext:value-type="string">
            <text:p>semantic error</text:p>
          </table:table-cell>
          <table:table-cell office:value-type="string" calcext:value-type="string">
            <text:p>erro semântico</text:p>
          </table:table-cell>
          <table:table-cell office:value-type="float" office:value="2" calcext:value-type="float">
            <text:p>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 error in a program that makes it do something other than what the programmer inten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 sintático</text:p>
          </table:table-cell>
          <table:table-cell office:value-type="string" calcext:value-type="string">
            <text:p>syntax error</text:p>
          </table:table-cell>
          <table:table-cell office:value-type="string" calcext:value-type="string">
            <text:p>erro sintático</text:p>
          </table:table-cell>
          <table:table-cell office:value-type="float" office:value="2" calcext:value-type="float">
            <text:p>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 error in a program that makes it impossible to parse (and therefore impossible to interpret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ro estrutural</text:p>
          </table:table-cell>
          <table:table-cell office:value-type="string" calcext:value-type="string">
            <text:p>shape error</text:p>
          </table:table-cell>
          <table:table-cell office:value-type="string" calcext:value-type="string">
            <text:p>errro estrutura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error caused because a value has the wrong shape; that is, the wrong type or siz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rutura de dado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strutura de dado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collection of related values, often organized in lists, dictionaries, tuples, et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ceção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ção</text:p>
          </table:table-cell>
          <table:table-cell office:value-type="float" office:value="2" calcext:value-type="float">
            <text:p>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 error that is detected while the program is running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cutar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xecutar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 run a statement and do what it say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dir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xplodi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operation of treating a sequence as a list of argumen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essão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ão</text:p>
          </table:table-cell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mbination of variables, operators, and values that represents a single resul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essão booleana</text:p>
          </table:table-cell>
          <table:table-cell office:value-type="string" calcext:value-type="string">
            <text:p>boolean expression</text:p>
          </table:table-cell>
          <table:table-cell office:value-type="string" calcext:value-type="string">
            <text:p>expressão booleana</text:p>
          </table:table-cell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expression whose value is either True or Fal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essão condicional</text:p>
          </table:table-cell>
          <table:table-cell office:value-type="string" calcext:value-type="string">
            <text:p>conditional expression</text:p>
          </table:table-cell>
          <table:table-cell office:value-type="string" calcext:value-type="string">
            <text:p>expressão condicion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expression that has one of two values, depending on a condi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ressão geradora</text:p>
          </table:table-cell>
          <table:table-cell office:value-type="string" calcext:value-type="string">
            <text:p>generator expression</text:p>
          </table:table-cell>
          <table:table-cell office:value-type="string" calcext:value-type="string">
            <text:p>expressão gerador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expression with a for loop in parentheses that yields a generator obj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chada</text:p>
          </table:table-cell>
          <table:table-cell office:value-type="string" calcext:value-type="string">
            <text:p>veneer</text:p>
          </table:table-cell>
          <table:table-cell office:value-type="string" calcext:value-type="string">
            <text:p>“verniz” ou fachad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method or function that provides a different interface to another function without doing much computation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fábric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function, usually passed as a parameter, used to create objec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tro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rocessing pattern that traverses a list and selects the elements that satisfy some criterion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lag</text:p>
          </table:table-cell>
          <table:table-cell office:value-type="string" calcext:value-type="string">
            <text:p>“indicador”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 boolean variable used to indicate whether a condition is tru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xo de execução</text:p>
          </table:table-cell>
          <table:table-cell office:value-type="string" calcext:value-type="string">
            <text:p>flow of execution</text:p>
          </table:table-cell>
          <table:table-cell office:value-type="string" calcext:value-type="string">
            <text:p>fluxo de execução</text:p>
          </table:table-cell>
          <table:table-cell office:value-type="float" office:value="3" calcext:value-type="float">
            <text:p>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 order statements run in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frame</text:p>
          </table:table-cell>
          <table:table-cell/>
          <table:table-cell office:value-type="float" office:value="3" calcext:value-type="float">
            <text:p>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box in a stack diagram that represents a function call. It contains the local variables and parameters of the func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nçã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ção</text:p>
          </table:table-cell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named sequence of statements that performs some useful operation. Functions may or may not take arguments and may or may not produce a resul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ção de hash</text:p>
          </table:table-cell>
          <table:table-cell office:value-type="string" calcext:value-type="string">
            <text:p>hash function</text:p>
          </table:table-cell>
          <table:table-cell office:value-type="string" calcext:value-type="string">
            <text:p>função de espalhament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function used by a hashtable to compute the location for a ke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ção produtiva</text:p>
          </table:table-cell>
          <table:table-cell office:value-type="string" calcext:value-type="string">
            <text:p>fruitful function</text:p>
          </table:table-cell>
          <table:table-cell office:value-type="string" calcext:value-type="string">
            <text:p>função produtiva</text:p>
          </table:table-cell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function that returns a val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nção pura</text:p>
          </table:table-cell>
          <table:table-cell office:value-type="string" calcext:value-type="string">
            <text:p>pure function</text:p>
          </table:table-cell>
          <table:table-cell office:value-type="string" calcext:value-type="string">
            <text:p>função pur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function that does not modify any of the objects it receives as arguments. Most pure functions are fruitfu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neralização</text:p>
          </table:table-cell>
          <table:table-cell office:value-type="string" calcext:value-type="string">
            <text:p>generalization</text:p>
          </table:table-cell>
          <table:table-cell office:value-type="string" calcext:value-type="string">
            <text:p>generalização</text:p>
          </table:table-cell>
          <table:table-cell office:value-type="float" office:value="4" calcext:value-type="float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process of replacing something unnecessarily specific (like a number) with something appropriately general (like a variable or parameter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rda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a</text:p>
          </table:table-cell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programming pattern that uses a conditional statement to check for and handle circumstances that might cause an error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hashabl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type that has a hash function. Immutable types like integers, floats and strings are hashable; mutable types like lists and dictionaries are no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rança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eranç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ility to define a new class that is a modified version of a previously defined clas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êntico</text:p>
          </table:table-cell>
          <table:table-cell office:value-type="string" calcext:value-type="string">
            <text:p>identical</text:p>
          </table:table-cell>
          <table:table-cell office:value-type="string" calcext:value-type="string">
            <text:p>idêntic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ng the same object (which implies equivalence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lementação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implementaçã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way of performing a computa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utável</text:p>
          </table:table-cell>
          <table:table-cell office:value-type="string" calcext:value-type="string">
            <text:p>immutable</text:p>
          </table:table-cell>
          <table:table-cell office:value-type="string" calcext:value-type="string">
            <text:p>imutável</text:p>
          </table:table-cell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roperty of a sequence whose items cannot be chang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rementar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crementar</text:p>
          </table:table-cell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update that increases the value of a variable (often by one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índi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integer value used to select an item in a sequence, such as a character in a string. In Python indices start from 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cialização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inicialização</text:p>
          </table:table-cell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assignment that gives an initial value to a variable that will be updat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instânci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object that belongs to a clas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anciar</text:p>
          </table:table-cell>
          <table:table-cell office:value-type="string" calcext:value-type="string">
            <text:p>instantiate</text:p>
          </table:table-cell>
          <table:table-cell office:value-type="string" calcext:value-type="string">
            <text:p>instancia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create a new obj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strução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instrução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section of code that represents a command or action. So far, the statements we have seen are assignments and print statem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strução composta</text:p>
          </table:table-cell>
          <table:table-cell office:value-type="string" calcext:value-type="string">
            <text:p>compound statement</text:p>
          </table:table-cell>
          <table:table-cell office:value-type="string" calcext:value-type="string">
            <text:p>instrução composta</text:p>
          </table:table-cell>
          <table:table-cell office:value-type="float" office:value="5" calcext:value-type="float">
            <text:p>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statement that consists of a header and a body. The header ends with a colon (:). The body is indented relative to the head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rução condicional</text:p>
          </table:table-cell>
          <table:table-cell office:value-type="string" calcext:value-type="string">
            <text:p>conditional statement</text:p>
          </table:table-cell>
          <table:table-cell office:value-type="string" calcext:value-type="string">
            <text:p>instrução condicional</text:p>
          </table:table-cell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tatement that controls the flow of execution depending on some condi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ir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iro</text:p>
          </table:table-cell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type that represents whole number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pretador</text:p>
          </table:table-cell>
          <table:table-cell office:value-type="string" calcext:value-type="string">
            <text:p>interpreter</text:p>
          </table:table-cell>
          <table:table-cell office:value-type="string" calcext:value-type="string">
            <text:p>interpretador</text:p>
          </table:table-cell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program that reads another program and executes 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ariante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ariant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ndition that should always be true during the execution of a prog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ocação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invocação</text:p>
          </table:table-cell>
          <table:table-cell office:value-type="float" office:value="8" calcext:value-type="float">
            <text:p>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statement that calls a method.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values in a sequence.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a dictionary, another name for a key-value pai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ração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teração</text:p>
          </table:table-cell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eated execution of a set of statements using either a recursive function call or a loo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rador</text:p>
          </table:table-cell>
          <table:table-cell office:value-type="string" calcext:value-type="string">
            <text:p>iterator</text:p>
          </table:table-cell>
          <table:table-cell office:value-type="string" calcext:value-type="string">
            <text:p>iterado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object that can iterate through a sequence, but which does not provide list operators and metho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ço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laço, loop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art of a program that can run repeated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ço infinito</text:p>
          </table:table-cell>
          <table:table-cell office:value-type="string" calcext:value-type="string">
            <text:p>infinite loop</text:p>
          </table:table-cell>
          <table:table-cell office:value-type="string" calcext:value-type="string">
            <text:p>laço infinito</text:p>
          </table:table-cell>
          <table:table-cell office:value-type="float" office:value="7" calcext:value-type="float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loop in which the terminating condition is never satisfied.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linea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algorithm whose run time is proportional to problem size, at least for large problem siz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guagem de alto nível</text:p>
          </table:table-cell>
          <table:table-cell office:value-type="string" calcext:value-type="string">
            <text:p>high-level language</text:p>
          </table:table-cell>
          <table:table-cell office:value-type="string" calcext:value-type="string">
            <text:p>linguagem de alto nível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rogramming language like Python that is designed to be easy for humans to read and wri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guagem de baixo nível</text:p>
          </table:table-cell>
          <table:table-cell office:value-type="string" calcext:value-type="string">
            <text:p>low-level language</text:p>
          </table:table-cell>
          <table:table-cell office:value-type="string" calcext:value-type="string">
            <text:p>linguagem de baixo nível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rogramming language that is designed to be easy for a computer to run; also called “machine language” or “assembly language”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nguagem formal</text:p>
          </table:table-cell>
          <table:table-cell office:value-type="string" calcext:value-type="string">
            <text:p>formal language</text:p>
          </table:table-cell>
          <table:table-cell office:value-type="string" calcext:value-type="string">
            <text:p>linguagem formal</text:p>
          </table:table-cell>
          <table:table-cell office:value-type="float" office:value="1" calcext:value-type="float">
            <text:p>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y one of the languages that people have designed for specific purposes, such as representing mathematical ideas or computer programs; all programming languages are formal languag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uagem natural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>linguagem natural</text:p>
          </table:table-cell>
          <table:table-cell office:value-type="float" office:value="1" calcext:value-type="float">
            <text:p>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 one of the languages that people speak that evolved natural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guagem orientada a objetos</text:p>
          </table:table-cell>
          <table:table-cell office:value-type="string" calcext:value-type="string">
            <text:p>object-oriented language</text:p>
          </table:table-cell>
          <table:table-cell office:value-type="string" calcext:value-type="string">
            <text:p>linguagem orientada a objeto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language that provides features, such as programmer-defined types and methods, that facilitate object-oriented programming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equence of valu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a aninhada</text:p>
          </table:table-cell>
          <table:table-cell office:value-type="string" calcext:value-type="string">
            <text:p>nested list</text:p>
          </table:table-cell>
          <table:table-cell office:value-type="string" calcext:value-type="string">
            <text:p>lista aninhad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list that is an element of another li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comp</text:p>
          </table:table-cell>
          <table:table-cell office:value-type="string" calcext:value-type="string">
            <text:p>list comprehension</text:p>
          </table:table-cell>
          <table:table-cell office:value-type="string" calcext:value-type="string">
            <text:p>“compreensão de lista”, listcom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expression with a for loop in square brackets that yields a new list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“mapear”, “de-para”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processing pattern that traverses a sequence and performs an operation on each ele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peamento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apeamen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lationship in which each element of one set corresponds to an element of another s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áquina-modelo</text:p>
          </table:table-cell>
          <table:table-cell office:value-type="string" calcext:value-type="string">
            <text:p>machine model</text:p>
          </table:table-cell>
          <table:table-cell office:value-type="string" calcext:value-type="string">
            <text:p>máquina-modelo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implified representation of a computer used to describe algorithms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emo</text:p>
          </table:table-cell>
          <table:table-cell office:value-type="string" calcext:value-type="string">
            <text:p>“lembrete”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computed value stored to avoid unnecessary future computa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function that is associated with an object and called using dot nota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étod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function that is defined inside a class definition and is invoked on instances of that cla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ificador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modificador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function that changes one or more of the objects it receives as arguments. Most modifiers are void; that is, they return Non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o de script</text:p>
          </table:table-cell>
          <table:table-cell office:value-type="string" calcext:value-type="string">
            <text:p>script mode</text:p>
          </table:table-cell>
          <table:table-cell office:value-type="string" calcext:value-type="string">
            <text:p>modo de script</text:p>
          </table:table-cell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way of using the Python interpreter to read code from a script and run i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o interativo</text:p>
          </table:table-cell>
          <table:table-cell office:value-type="string" calcext:value-type="string">
            <text:p>interactive mode</text:p>
          </table:table-cell>
          <table:table-cell office:value-type="string" calcext:value-type="string">
            <text:p>modo interativo</text:p>
          </table:table-cell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way of using the Python interpreter by typing code at the prom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ódulo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office:value-type="float" office:value="3" calcext:value-type="float">
            <text:p>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file that contains a collection of related functions and other definitions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multiset</text:p>
          </table:table-cell>
          <table:table-cell office:value-type="string" calcext:value-type="string">
            <text:p>“multi-conjunto”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mathematical entity that represents a mapping between the elements of a set and the number of times they appe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ação assintótica</text:p>
          </table:table-cell>
          <table:table-cell office:value-type="string" calcext:value-type="string">
            <text:p>Big-Oh notation</text:p>
          </table:table-cell>
          <table:table-cell office:value-type="string" calcext:value-type="string">
            <text:p>notação assintótic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ation for representing an order of growth; for example, :math:`O(n)` represents the set of functions that grow linear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ação de ponto</text:p>
          </table:table-cell>
          <table:table-cell office:value-type="string" calcext:value-type="string">
            <text:p>dot notation</text:p>
          </table:table-cell>
          <table:table-cell office:value-type="string" calcext:value-type="string">
            <text:p>notação de ponto</text:p>
          </table:table-cell>
          <table:table-cell office:value-type="float" office:value="3" calcext:value-type="float">
            <text:p>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syntax for calling a function in another module by specifying the module name followed by a dot (period) and the function n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jet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jeto</text:p>
          </table:table-cell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hing a variable can refer to. For now, you can use “object” and “value” interchangeab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jet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thing a variable can refer to. An object has a type and a val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jeto “pipe”</text:p>
          </table:table-cell>
          <table:table-cell office:value-type="string" calcext:value-type="string">
            <text:p>pipe object</text:p>
          </table:table-cell>
          <table:table-cell office:value-type="string" calcext:value-type="string">
            <text:p>objeto “pipe”</text:p>
          </table:table-cell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 object that represents a running program, allowing a Python program to run commands and read the resul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to ``bytes``</text:p>
          </table:table-cell>
          <table:table-cell office:value-type="string" calcext:value-type="string">
            <text:p>``bytes`` object</text:p>
          </table:table-cell>
          <table:table-cell office:value-type="string" calcext:value-type="string">
            <text:p>objeto ``bytes``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 object similar to a str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jeto ``zip``</text:p>
          </table:table-cell>
          <table:table-cell office:value-type="string" calcext:value-type="string">
            <text:p>``zip`` object</text:p>
          </table:table-cell>
          <table:table-cell office:value-type="string" calcext:value-type="string">
            <text:p>objeto ``zip``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result of calling a built-in function zip; an object that iterates through a sequence of tupl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to embutido</text:p>
          </table:table-cell>
          <table:table-cell office:value-type="string" calcext:value-type="string">
            <text:p>embedded object</text:p>
          </table:table-cell>
          <table:table-cell office:value-type="string" calcext:value-type="string">
            <text:p>objeto embutid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object that is stored as an attribute of another obj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to-arquivo</text:p>
          </table:table-cell>
          <table:table-cell office:value-type="string" calcext:value-type="string">
            <text:p>file object</text:p>
          </table:table-cell>
          <table:table-cell office:value-type="string" calcext:value-type="string">
            <text:p>objeto-arquivo</text:p>
          </table:table-cell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value that represents an open fi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jeto-classe</text:p>
          </table:table-cell>
          <table:table-cell office:value-type="string" calcext:value-type="string">
            <text:p>class object</text:p>
          </table:table-cell>
          <table:table-cell office:value-type="string" calcext:value-type="string">
            <text:p>objeto-clas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bject that contains information about a programmer-defined type. The class object can be used to create instances of the typ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jeto-função</text:p>
          </table:table-cell>
          <table:table-cell office:value-type="string" calcext:value-type="string">
            <text:p>function object</text:p>
          </table:table-cell>
          <table:table-cell office:value-type="string" calcext:value-type="string">
            <text:p>objeto-função</text:p>
          </table:table-cell>
          <table:table-cell office:value-type="float" office:value="3" calcext:value-type="float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value created by a function definition. The name of the function is a variable that refers to a function obj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jeto-módulo</text:p>
          </table:table-cell>
          <table:table-cell office:value-type="string" calcext:value-type="string">
            <text:p>module object</text:p>
          </table:table-cell>
          <table:table-cell office:value-type="string" calcext:value-type="string">
            <text:p>objeto-módulo</text:p>
          </table:table-cell>
          <table:table-cell office:value-type="float" office:value="3" calcext:value-type="float">
            <text:p>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value created by an import statement that provides access to the values defined in a modu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cultação de informações</text:p>
          </table:table-cell>
          <table:table-cell office:value-type="string" calcext:value-type="string">
            <text:p>information hiding</text:p>
          </table:table-cell>
          <table:table-cell office:value-type="string" calcext:value-type="string">
            <text:p>ocultação de informaçõe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principle that the interface provided by an object should not depend on its implementation, in particular the representation of its attribut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rado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perador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pecial symbol that represents a simple computation like addition, multiplication, or string concatena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rador de formatação</text:p>
          </table:table-cell>
          <table:table-cell office:value-type="string" calcext:value-type="string">
            <text:p>format operator</text:p>
          </table:table-cell>
          <table:table-cell office:value-type="string" calcext:value-type="string">
            <text:p>operador de formataçã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perator, %, that takes a format string and a tuple and generates a string that includes the elements of the tuple formatted as specified by the format str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rador de módulo</text:p>
          </table:table-cell>
          <table:table-cell office:value-type="string" calcext:value-type="string">
            <text:p>modulus operator</text:p>
          </table:table-cell>
          <table:table-cell office:value-type="string" calcext:value-type="string">
            <text:p>operador de módulo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perator, denoted with a percent sign (%), that works on integers and returns the remainder when one number is divided by anoth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dor lógico</text:p>
          </table:table-cell>
          <table:table-cell office:value-type="string" calcext:value-type="string">
            <text:p>logical operator</text:p>
          </table:table-cell>
          <table:table-cell office:value-type="string" calcext:value-type="string">
            <text:p>operador lógico</text:p>
          </table:table-cell>
          <table:table-cell office:value-type="float" office:value="5" calcext:value-type="float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operators that combines boolean expressions: and, or, and no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dor relacional</text:p>
          </table:table-cell>
          <table:table-cell office:value-type="string" calcext:value-type="string">
            <text:p>relational operator</text:p>
          </table:table-cell>
          <table:table-cell office:value-type="string" calcext:value-type="string">
            <text:p>operador relacional</text:p>
          </table:table-cell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operators that compares its operands: ==, !=, &gt;, &lt;, &gt;=, and &lt;=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ndo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operando</text:p>
          </table:table-cell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values on which an operator operat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dem das operações</text:p>
          </table:table-cell>
          <table:table-cell office:value-type="string" calcext:value-type="string">
            <text:p>order of operations</text:p>
          </table:table-cell>
          <table:table-cell office:value-type="string" calcext:value-type="string">
            <text:p>ordem das operações</text:p>
          </table:table-cell>
          <table:table-cell office:value-type="float" office:value="2" calcext:value-type="float">
            <text:p>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les governing the order in which expressions involving multiple operators and operands are evalua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dem de crescimento</text:p>
          </table:table-cell>
          <table:table-cell office:value-type="string" calcext:value-type="string">
            <text:p>order of growth</text:p>
          </table:table-cell>
          <table:table-cell office:value-type="string" calcext:value-type="string">
            <text:p>ordem de crescimento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et of functions that all grow in a way considered equivalent for purposes of analysis of algorithms. For example, all functions that grow linearly belong to the same order of growt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lavra-chave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palavra-chave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served word that is used to parse a program; you cannot use keywords like if, def, and while as variable nam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 chave-valor</text:p>
          </table:table-cell>
          <table:table-cell office:value-type="string" calcext:value-type="string">
            <text:p>key-value pair</text:p>
          </table:table-cell>
          <table:table-cell office:value-type="string" calcext:value-type="string">
            <text:p>par chave-valo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representation of the mapping from a key to a valu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âmetro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âmetro</text:p>
          </table:table-cell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name used inside a function to refer to the value passed as an argu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orrer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percorrer</text:p>
          </table:table-cell>
          <table:table-cell office:value-type="float" office:value="8" calcext:value-type="float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 iterate through the items in a sequence, performing a similar operation on ea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sistente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persistent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aining to a program that runs indefinitely and keeps at least some of its data in permanent stor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or caso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pior caso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input that makes a given algorithm run slowest (or require the most spa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o de desenvolvimento</text:p>
          </table:table-cell>
          <table:table-cell office:value-type="string" calcext:value-type="string">
            <text:p>development plan</text:p>
          </table:table-cell>
          <table:table-cell office:value-type="string" calcext:value-type="string">
            <text:p>plano de desenvolvimento</text:p>
          </table:table-cell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rocess for writing program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mórfico</text:p>
          </table:table-cell>
          <table:table-cell office:value-type="string" calcext:value-type="string">
            <text:p>polymorphic</text:p>
          </table:table-cell>
          <table:table-cell office:value-type="string" calcext:value-type="string">
            <text:p>polimórfico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taining to a function that can work with more than one typ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to de cruzamento</text:p>
          </table:table-cell>
          <table:table-cell office:value-type="string" calcext:value-type="string">
            <text:p>crossover point</text:p>
          </table:table-cell>
          <table:table-cell office:value-type="string" calcext:value-type="string">
            <text:p>ponto de cruzamento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roblem size where two algorithms require the same run time or spa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nto-flutuant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ponto-flutuante</text:p>
          </table:table-cell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type that represents numbers with fractional par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abilidade</text:p>
          </table:table-cell>
          <table:table-cell office:value-type="string" calcext:value-type="string">
            <text:p>portability</text:p>
          </table:table-cell>
          <table:table-cell office:value-type="string" calcext:value-type="string">
            <text:p>portabilidade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property of a program that can run on more than one kind of comput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ós-condição</text:p>
          </table:table-cell>
          <table:table-cell office:value-type="string" calcext:value-type="string">
            <text:p>postcondition</text:p>
          </table:table-cell>
          <table:table-cell office:value-type="string" calcext:value-type="string">
            <text:p>pós-condição</text:p>
          </table:table-cell>
          <table:table-cell office:value-type="float" office:value="4" calcext:value-type="float">
            <text:p>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requirement that should be satisfied by the function before it en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é-condição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pré-condição</text:p>
          </table:table-cell>
          <table:table-cell office:value-type="float" office:value="4" calcext:value-type="float">
            <text:p>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requirement that should be satisfied by the caller before a function star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string" calcext:value-type="string">
            <text:p>void function</text:p>
          </table:table-cell>
          <table:table-cell office:value-type="string" calcext:value-type="string">
            <text:p>“função nula” ou procedimento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function that always returns Non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ação funciona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ação funcional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et of instructions that specifies a computa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ação funcional</text:p>
          </table:table-cell>
          <table:table-cell office:value-type="string" calcext:value-type="string">
            <text:p>functional programming style</text:p>
          </table:table-cell>
          <table:table-cell office:value-type="string" calcext:value-type="string">
            <text:p>programação funcion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yle of program design in which the majority of functions are pu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ação orientada a objetos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tyle of programming in which data and the operations that manipulate it are organized into classes and methods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prompt</text:p>
          </table:table-cell>
          <table:table-cell office:value-type="string" calcext:value-type="string">
            <text:p>“sinal de pronto”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acters displayed by the interpreter to indicate that it is ready to take input from the us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totipar e ajustar</text:p>
          </table:table-cell>
          <table:table-cell office:value-type="string" calcext:value-type="string">
            <text:p>prototype and patch</text:p>
          </table:table-cell>
          <table:table-cell office:value-type="string" calcext:value-type="string">
            <text:p>prototipar e ajust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velopment plan that involves writing a rough draft of a program, testing, and correcting errors as they are fou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eudo-aleatório</text:p>
          </table:table-cell>
          <table:table-cell office:value-type="string" calcext:value-type="string">
            <text:p>pseudorandom</text:p>
          </table:table-cell>
          <table:table-cell office:value-type="string" calcext:value-type="string">
            <text:p>pseudo-aleatóri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taining to a sequence of numbers that appears to be random, but is generated by a deterministic progr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adrático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quadrático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 algorithm whose run time is proportional to :math:`n^2`, where :math:`n` is a measure of problem siz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tribuição</text:p>
          </table:table-cell>
          <table:table-cell office:value-type="string" calcext:value-type="string">
            <text:p>reassignment</text:p>
          </table:table-cell>
          <table:table-cell office:value-type="string" calcext:value-type="string">
            <text:p>reatribuição</text:p>
          </table:table-cell>
          <table:table-cell office:value-type="float" office:value="7" calcext:value-type="float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gning a new value to a variable that already exis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ursão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recursão</text:p>
          </table:table-cell>
          <table:table-cell office:value-type="float" office:value="5" calcext:value-type="float">
            <text:p>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process of calling the function that is currently execut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ursão infinita</text:p>
          </table:table-cell>
          <table:table-cell office:value-type="string" calcext:value-type="string">
            <text:p>infinite recursion</text:p>
          </table:table-cell>
          <table:table-cell office:value-type="string" calcext:value-type="string">
            <text:p>recursão infinita</text:p>
          </table:table-cell>
          <table:table-cell office:value-type="float" office:value="5" calcext:value-type="float">
            <text:p>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recursion that doesn’t have a base case, or never reaches it. Eventually, an infinite recursion causes a runtime err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dução a um problema resolvido</text:p>
          </table:table-cell>
          <table:table-cell office:value-type="string" calcext:value-type="string">
            <text:p>reduction to a previously solved problem</text:p>
          </table:table-cell>
          <table:table-cell office:value-type="string" calcext:value-type="string">
            <text:p>redução a um problema resolvido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way of solving a problem by expressing it as an instance of a previously solved probl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duzir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reduzi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processing pattern that traverses a sequence and accumulates the elements into a single resul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fatoração</text:p>
          </table:table-cell>
          <table:table-cell office:value-type="string" calcext:value-type="string">
            <text:p>refactoring</text:p>
          </table:table-cell>
          <table:table-cell office:value-type="string" calcext:value-type="string">
            <text:p>refatoração</text:p>
          </table:table-cell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rocess of modifying a working program to improve function interfaces and other qualities of the cod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erênci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ênci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association between a variable and its valu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ação É-UM</text:p>
          </table:table-cell>
          <table:table-cell office:value-type="string" calcext:value-type="string">
            <text:p>IS-A relationship</text:p>
          </table:table-cell>
          <table:table-cell office:value-type="string" calcext:value-type="string">
            <text:p>relação É-UM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relationship between a child class and its parent cla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lação TEM-UM</text:p>
          </table:table-cell>
          <table:table-cell office:value-type="string" calcext:value-type="string">
            <text:p>HAS-A relationship</text:p>
          </table:table-cell>
          <table:table-cell office:value-type="string" calcext:value-type="string">
            <text:p>relação TEM-UM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relationship between two classes where instances of one class contain references to instances of the oth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unir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reuni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peration of assembling a variable-length argument tuple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program stored in a fil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mântica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semântica</text:p>
          </table:table-cell>
          <table:table-cell office:value-type="float" office:value="2" calcext:value-type="float">
            <text:p>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meaning of a prog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uência de formatação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ência de formatação</text:p>
          </table:table-cell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rdered collection of values where each value is identified by an integer index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quência de formatação</text:p>
          </table:table-cell>
          <table:table-cell office:value-type="string" calcext:value-type="string">
            <text:p>format sequence</text:p>
          </table:table-cell>
          <table:table-cell office:value-type="string" calcext:value-type="string">
            <text:p>sequência de formataçã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equence of characters in a format string, like %d, that specifies how a value should be formatted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shell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program that allows users to type commands and then executes them by starting other programs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ingleton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list (or other sequence) with a single ele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axe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sintaxe</text:p>
          </table:table-cell>
          <table:table-cell office:value-type="float" office:value="1" calcext:value-type="float">
            <text:p>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rules that govern the structure of a progr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brecarga de operadores</text:p>
          </table:table-cell>
          <table:table-cell office:value-type="string" calcext:value-type="string">
            <text:p>operator overloading</text:p>
          </table:table-cell>
          <table:table-cell office:value-type="string" calcext:value-type="string">
            <text:p>sobrecarga de operadore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nging the behavior of an operator like + so it works with a programmer-defined typ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brepor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sobrescreve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replace a default value with an argu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ução de problemas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solução de problemas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rocess of formulating a problem, finding a solution, and expressing it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“cadeia de caracteres”</text:p>
          </table:table-cell>
          <table:table-cell office:value-type="float" office:value="1" calcext:value-type="float">
            <text:p>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type that represents sequences of character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 de formatação</text:p>
          </table:table-cell>
          <table:table-cell office:value-type="string" calcext:value-type="string">
            <text:p>format string</text:p>
          </table:table-cell>
          <table:table-cell office:value-type="string" calcext:value-type="string">
            <text:p>string de formataçã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string, used with the format operator, that contains format sequences.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tring vazia</text:p>
          </table:table-cell>
          <table:table-cell office:value-type="string" calcext:value-type="string">
            <text:p>empty string</text:p>
          </table:table-cell>
          <table:table-cell table:style-name="Default" office:value-type="string" calcext:value-type="string">
            <text:p>string vazia</text:p>
          </table:table-cell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tring with no characters and length 0, represented by two quotation mark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jeito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ujeito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object a method is invoked 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ela de hash</text:p>
          </table:table-cell>
          <table:table-cell office:value-type="string" calcext:value-type="string">
            <text:p>hashtable</text:p>
          </table:table-cell>
          <table:table-cell office:value-type="string" calcext:value-type="string">
            <text:p>tabela de espalhament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algorithm used to implement Python dictionari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bela de hash</text:p>
          </table:table-cell>
          <table:table-cell office:value-type="string" calcext:value-type="string">
            <text:p>hashtable</text:p>
          </table:table-cell>
          <table:table-cell office:value-type="string" calcext:value-type="string">
            <text:p>tabela de espalhamento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ata structure that represents a collection of key-value pairs and performs search in constant tim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o dominante</text:p>
          </table:table-cell>
          <table:table-cell office:value-type="string" calcext:value-type="string">
            <text:p>leading term</text:p>
          </table:table-cell>
          <table:table-cell office:value-type="string" calcext:value-type="string">
            <text:p>termo dominante, termo de maior expoente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a polynomial, the term with the highest expon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ste de desempenho</text:p>
          </table:table-cell>
          <table:table-cell office:value-type="string" calcext:value-type="string">
            <text:p>benchmarking</text:p>
          </table:table-cell>
          <table:table-cell office:value-type="string" calcext:value-type="string">
            <text:p>teste de desempenh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rocess of choosing between data structures by implementing alternatives and testing them on a sample of the possible inpu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p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category of values. The types we have seen so far are integers (type int), floating-point numbers (type float), and strings (type str).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token</text:p>
          </table:table-cell>
          <table:table-cell office:value-type="string" calcext:value-type="string">
            <text:p>“símbolo”</text:p>
          </table:table-cell>
          <table:table-cell office:value-type="float" office:value="1" calcext:value-type="float">
            <text:p>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e of the basic elements of the syntactic structure of a program, analogous to a word in a natural language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raceback</text:p>
          </table:table-cell>
          <table:table-cell/>
          <table:table-cell office:value-type="float" office:value="3" calcext:value-type="float">
            <text:p>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 list of the functions that are executing, printed when an exception occur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pla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tup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immutable sequence of element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e of the basic units of data, like a number or string, that a program manipulat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object that appears in a dictionary as the second part of a key-value pair. This is more specific than our previous use of the word “value”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or default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defaul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alue given to an optional parameter if no argument is provi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lor devolvido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valor devolvido</text:p>
          </table:table-cell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result of a function. If a function call is used as an expression, the return value is the value of the express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áve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variável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name that refers to a val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riável global</text:p>
          </table:table-cell>
          <table:table-cell office:value-type="string" calcext:value-type="string">
            <text:p>global variable</text:p>
          </table:table-cell>
          <table:table-cell office:value-type="string" calcext:value-type="string">
            <text:p>variável globa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variable defined outside a function. Global variables can be accessed from any func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riável local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variável local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variable defined inside a function. A local variable can only be used inside its func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ável temporária</text:p>
          </table:table-cell>
          <table:table-cell office:value-type="string" calcext:value-type="string">
            <text:p>temporary variable</text:p>
          </table:table-cell>
          <table:table-cell office:value-type="string" calcext:value-type="string">
            <text:p>variável temporária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variable used to store an intermediate value in a complex calculation.</text:p>
          </table:table-cell>
          <table:table-cell table:number-columns-repeated="1017"/>
        </table:table-row>
        <table:table-row table:style-name="ro1" table:number-rows-repeated="10483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glossary.A1:glossary.AMJ1048576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20:56:33.7949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23:23:12.269960000</dc:date>
    <meta:editing-duration>PT2H51M4S</meta:editing-duration>
    <meta:editing-cycles>12</meta:editing-cycles>
    <meta:generator>LibreOffice/4.3.7.2$MacOSX_X86_64 LibreOffice_project/8a35821d8636a03b8bf4e15b48f59794652c68ba</meta:generator>
    <meta:document-statistic meta:table-count="1" meta:cell-count="1395" meta:object-count="0"/>
  </office:meta>
</office:document-meta>
</file>